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3.54cm" svg:y="6.715cm">
          <text:p text:style-name="P1">WWW 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3.54cm" svg:y="2.27cm">
          <text:p text:style-name="P1">Brows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81cm" svg:height="1.27cm" svg:x="11.796cm" svg:y="9.255cm">
          <text:p text:style-name="P1">Digest-AMQP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3.54cm" svg:y="9.255cm">
          <text:p text:style-name="P1">Digest-AMQP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3.54cm" svg:y="10.525cm">
          <text:p text:style-name="P1">AMQP 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1cm" svg:height="1.27cm" svg:x="11.795cm" svg:y="10.525cm">
          <text:p text:style-name="P1">AMQP API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2.27cm" svg:y1="13.065cm" svg:x2="18.145cm" svg:y2="13.065cm">
            <text:p/>
          </draw:line>
          <draw:line draw:style-name="gr3" draw:text-style-name="P2" draw:layer="layout" svg:x1="2.271cm" svg:y1="14.309cm" svg:x2="18.146cm" svg:y2="14.309cm">
            <text:p/>
          </draw:line>
          <draw:frame draw:style-name="gr4" draw:text-style-name="P1" draw:layer="layout" svg:width="15.875cm" svg:height="1.27cm" svg:x="2.27cm" svg:y="13.265cm">
            <draw:text-box>
              <text:p text:style-name="P1">Internal local area network</text:p>
            </draw:text-box>
          </draw:frame>
        </draw:g>
        <draw:g>
          <draw:line draw:style-name="gr3" draw:text-style-name="P2" draw:layer="layout" svg:x1="2.271cm" svg:y1="4.81cm" svg:x2="18.146cm" svg:y2="4.81cm">
            <text:p/>
          </draw:line>
          <draw:line draw:style-name="gr3" draw:text-style-name="P2" draw:layer="layout" svg:x1="2.272cm" svg:y1="5.91cm" svg:x2="18.147cm" svg:y2="5.91cm">
            <text:p/>
          </draw:line>
          <draw:frame draw:style-name="gr4" draw:text-style-name="P1" draw:layer="layout" svg:width="15.875cm" svg:height="1.27cm" svg:x="2.271cm" svg:y="5.01cm">
            <draw:text-box>
              <text:p text:style-name="P1">Public Internet</text:p>
            </draw:text-box>
          </draw:frame>
        </draw:g>
        <draw:custom-shape draw:style-name="gr1" draw:text-style-name="P2" draw:layer="layout" svg:width="4.445cm" svg:height="1.27cm" svg:x="7.329cm" svg:y="15.605cm">
          <text:p text:style-name="P1">AMQP serv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81cm" svg:y1="4.175cm" svg:x2="4.81cm" svg:y2="6.715cm">
          <text:p/>
        </draw:line>
        <draw:line draw:style-name="gr5" draw:text-style-name="P2" draw:layer="layout" svg:x1="4.81cm" svg:y1="7.991cm" svg:x2="4.81cm" svg:y2="9.255cm">
          <text:p/>
        </draw:line>
        <draw:line draw:style-name="gr5" draw:text-style-name="P2" draw:layer="layout" svg:x1="4.809cm" svg:y1="11.795cm" svg:x2="4.809cm" svg:y2="13.065cm">
          <text:p/>
        </draw:line>
        <draw:line draw:style-name="gr6" draw:text-style-name="P2" draw:layer="layout" svg:x1="7.985cm" svg:y1="14.335cm" svg:x2="7.985cm" svg:y2="15.605cm">
          <text:p/>
        </draw:line>
        <draw:line draw:style-name="gr5" draw:text-style-name="P2" draw:layer="layout" svg:x1="10.526cm" svg:y1="15.605cm" svg:x2="10.526cm" svg:y2="14.335cm">
          <text:p/>
        </draw:line>
        <draw:line draw:style-name="gr5" draw:text-style-name="P2" draw:layer="layout" svg:x1="13.066cm" svg:y1="13.065cm" svg:x2="13.066cm" svg:y2="11.795cm">
          <text:p/>
        </draw:line>
        <draw:line draw:style-name="gr6" draw:text-style-name="P2" draw:layer="layout" svg:x1="14.336cm" svg:y1="11.795cm" svg:x2="14.336cm" svg:y2="13.065cm">
          <text:p/>
        </draw:line>
        <draw:line draw:style-name="gr7" draw:text-style-name="P2" draw:layer="layout" svg:x1="6.08cm" svg:y1="13.065cm" svg:x2="6.08cm" svg:y2="11.795cm">
          <text:p/>
        </draw:line>
        <draw:line draw:style-name="gr7" draw:text-style-name="P2" draw:layer="layout" svg:x1="6.08cm" svg:y1="9.255cm" svg:x2="6.08cm" svg:y2="7.985cm">
          <text:p/>
        </draw:line>
        <draw:line draw:style-name="gr7" draw:text-style-name="P2" draw:layer="layout" svg:x1="6.08cm" svg:y1="6.715cm" svg:x2="6.08cm" svg:y2="4.175cm">
          <text:p/>
        </draw:line>
        <draw:custom-shape draw:style-name="gr1" draw:text-style-name="P2" draw:layer="layout" svg:width="3.81cm" svg:height="1.27cm" svg:x="11.795cm" svg:y="6.715cm">
          <text:p text:style-name="P1">Credentials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065cm" svg:y1="9.255cm" svg:x2="13.065cm" svg:y2="7.985cm">
          <text:p/>
        </draw:line>
        <draw:line draw:style-name="gr7" draw:text-style-name="P2" draw:layer="layout" svg:x1="14.335cm" svg:y1="7.985cm" svg:x2="14.335cm" svg:y2="9.255cm">
          <text:p/>
        </draw:line>
        <draw:line draw:style-name="gr7" draw:text-style-name="P2" draw:layer="layout" svg:x1="14.336cm" svg:y1="11.795cm" svg:x2="14.336cm" svg:y2="13.065cm">
          <text:p/>
        </draw:line>
        <draw:line draw:style-name="gr7" draw:text-style-name="P2" draw:layer="layout" svg:x1="8.551cm" svg:y1="15.63cm" svg:x2="8.551cm" svg:y2="14.36cm">
          <text:p/>
        </draw:line>
        <draw:line draw:style-name="gr5" draw:text-style-name="P2" draw:layer="layout" svg:x1="7.985cm" svg:y1="14.335cm" svg:x2="7.985cm" svg:y2="15.605cm">
          <text:p/>
        </draw:line>
        <draw:line draw:style-name="gr7" draw:text-style-name="P2" draw:layer="layout" svg:x1="11.16cm" svg:y1="14.335cm" svg:x2="11.16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h</meta:initial-creator>
    <meta:creation-date>2009-01-09T12:12:50</meta:creation-date>
    <dc:creator>ph</dc:creator>
    <dc:date>2009-01-09T13:47:22</dc:date>
    <meta:editing-cycles>3</meta:editing-cycles>
    <meta:editing-duration>PT28M2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